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UpgradeHandlerPredicate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UpgradeHandlerPredicate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UpgradeHandlerPredicateTests.simpleUrl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